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ac4" officeooo:paragraph-rsid="001d5ac4"/>
    </style:style>
    <style:style style:name="P2" style:family="paragraph" style:parent-style-name="Standard">
      <style:text-properties officeooo:rsid="001d5ac4" officeooo:paragraph-rsid="001dee85"/>
    </style:style>
    <style:style style:name="P3" style:family="paragraph" style:parent-style-name="Standard">
      <style:text-properties officeooo:rsid="001d5ac4" officeooo:paragraph-rsid="001e5270"/>
    </style:style>
    <style:style style:name="P4" style:family="paragraph" style:parent-style-name="Standard">
      <style:text-properties officeooo:rsid="001e5270" officeooo:paragraph-rsid="001e5270"/>
    </style:style>
    <style:style style:name="P5" style:family="paragraph" style:parent-style-name="Standard">
      <style:text-properties officeooo:rsid="001e5270" officeooo:paragraph-rsid="001f07ed"/>
    </style:style>
    <style:style style:name="P6" style:family="paragraph" style:parent-style-name="Standard">
      <style:text-properties style:text-position="0% 100%" officeooo:rsid="001f07ed" officeooo:paragraph-rsid="001f07ed"/>
    </style:style>
    <style:style style:name="P7" style:family="paragraph" style:parent-style-name="Standard">
      <style:text-properties style:text-position="0% 100%" officeooo:rsid="001f07ed" officeooo:paragraph-rsid="0027ad49"/>
    </style:style>
    <style:style style:name="P8" style:family="paragraph" style:parent-style-name="Standard">
      <style:text-properties style:text-position="0% 100%" officeooo:rsid="00204d48" officeooo:paragraph-rsid="00204d48"/>
    </style:style>
    <style:style style:name="P9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204d48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text-position="0% 100%" officeooo:rsid="001f07ed" officeooo:paragraph-rsid="001f07ed" style:font-size-asian="10.5pt"/>
    </style:style>
    <style:style style:name="P11" style:family="paragraph" style:parent-style-name="Standard">
      <style:text-properties style:text-position="0% 100%" officeooo:rsid="00204d48" officeooo:paragraph-rsid="00204d48" style:font-size-asian="10.5pt"/>
    </style:style>
    <style:style style:name="P12" style:family="paragraph" style:parent-style-name="Standard">
      <style:text-properties style:text-position="0% 100%" fo:font-size="12pt" fo:font-style="normal" style:text-underline-style="none" fo:font-weight="normal" officeooo:rsid="00204d48" officeooo:paragraph-rsid="00204d4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text-position="0% 100%" fo:font-size="12pt" fo:font-style="normal" style:text-underline-style="none" fo:font-weight="normal" officeooo:rsid="0026dd66" officeooo:paragraph-rsid="0026dd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5ac4" officeooo:paragraph-rsid="001d5ac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e5270" officeooo:paragraph-rsid="001e5270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officeooo:rsid="002368c4" officeooo:paragraph-rsid="0026dd66" fo:background-color="transparent" style:font-size-asian="10.5pt"/>
    </style:style>
    <style:style style:name="P18" style:family="paragraph" style:parent-style-name="Standard">
      <style:text-properties officeooo:rsid="002187ac" officeooo:paragraph-rsid="0026dd66" fo:background-color="transparent"/>
    </style:style>
    <style:style style:name="P19" style:family="paragraph" style:parent-style-name="Standard">
      <style:text-properties officeooo:rsid="001f07ed" officeooo:paragraph-rsid="001f07ed"/>
    </style:style>
    <style:style style:name="P20" style:family="paragraph" style:parent-style-name="Standard">
      <style:text-properties style:text-position="super 58%" officeooo:rsid="001f07ed" officeooo:paragraph-rsid="001f07ed" style:font-size-asian="10.5pt"/>
    </style:style>
    <style:style style:name="P21" style:family="paragraph" style:parent-style-name="Standard">
      <style:text-properties officeooo:rsid="002187ac" officeooo:paragraph-rsid="002dfd27"/>
    </style:style>
    <style:style style:name="P22" style:family="paragraph" style:parent-style-name="Standard" style:list-style-name="L1">
      <style:text-properties officeooo:paragraph-rsid="00204d48"/>
    </style:style>
    <style:style style:name="P23" style:family="paragraph" style:parent-style-name="Standard" style:list-style-name="L2">
      <style:text-properties officeooo:paragraph-rsid="002dfd27"/>
    </style:style>
    <style:style style:name="P24" style:family="paragraph" style:parent-style-name="Standard" style:list-style-name="L2">
      <style:text-properties officeooo:rsid="002368c4" officeooo:paragraph-rsid="0026dd66" fo:background-color="transparent" style:font-size-asian="10.5pt"/>
    </style:style>
    <style:style style:name="P25" style:family="paragraph" style:parent-style-name="Standard" style:list-style-name="L2">
      <style:text-properties officeooo:rsid="002368c4" officeooo:paragraph-rsid="0024db65" fo:background-color="transparent" style:font-size-asian="10.5pt"/>
    </style:style>
    <style:style style:name="P26" style:family="paragraph" style:parent-style-name="Standard" style:list-style-name="L2">
      <style:text-properties officeooo:rsid="002368c4" officeooo:paragraph-rsid="002368c4" fo:background-color="transparent" style:font-size-asian="10.5pt"/>
    </style:style>
    <style:style style:name="P27" style:family="paragraph" style:parent-style-name="Standard" style:list-style-name="L2">
      <style:text-properties officeooo:rsid="002187ac" officeooo:paragraph-rsid="002c1dc8" fo:background-color="transparent" style:font-size-asian="10.5pt"/>
    </style:style>
    <style:style style:name="P28" style:family="paragraph" style:parent-style-name="Standard" style:list-style-name="L2">
      <style:text-properties officeooo:rsid="002187ac" officeooo:paragraph-rsid="002187ac"/>
    </style:style>
    <style:style style:name="P29" style:family="paragraph" style:parent-style-name="Standard" style:list-style-name="L2">
      <style:text-properties officeooo:rsid="002187ac" officeooo:paragraph-rsid="002dfd27"/>
    </style:style>
    <style:style style:name="P30" style:family="paragraph" style:parent-style-name="Standard" style:list-style-name="L2">
      <style:text-properties officeooo:rsid="002187ac" officeooo:paragraph-rsid="002c1dc8"/>
    </style:style>
    <style:style style:name="P31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db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f85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dfd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text-position="0% 100%" fo:font-size="12pt" fo:font-style="normal" style:text-underline-style="none" fo:font-weight="normal" officeooo:rsid="00245c33" officeooo:paragraph-rsid="0030c65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#fff2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5c33" fo:background-color="#fff2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30c65e" fo:background-color="#fff2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text-position="0% 100%" officeooo:rsid="00245c33" officeooo:paragraph-rsid="00245c33"/>
    </style:style>
    <style:style style:name="P40" style:family="paragraph" style:parent-style-name="Standard" style:list-style-name="L2">
      <style:text-properties style:text-position="0% 100%" officeooo:rsid="002187ac" officeooo:paragraph-rsid="002dfd27"/>
    </style:style>
    <style:style style:name="P41" style:family="paragraph" style:parent-style-name="Standard" style:list-style-name="L2">
      <style:text-properties style:text-position="0% 100%" officeooo:rsid="00245c33" officeooo:paragraph-rsid="00245c33" fo:background-color="transparent"/>
    </style:style>
    <style:style style:name="P42" style:family="paragraph" style:parent-style-name="Standard" style:list-style-name="L2">
      <style:text-properties style:text-position="0% 100%" officeooo:rsid="00245c33" officeooo:paragraph-rsid="002f853d" fo:background-color="transparent"/>
    </style:style>
    <style:style style:name="P43" style:family="paragraph" style:parent-style-name="Standard" style:list-style-name="L2">
      <style:text-properties style:text-position="0% 100%" officeooo:rsid="00245c33" officeooo:paragraph-rsid="0030c65e" fo:background-color="transparent"/>
    </style:style>
    <style:style style:name="P44" style:family="paragraph" style:parent-style-name="Standard" style:list-style-name="L2">
      <style:text-properties style:text-position="0% 100%" officeooo:rsid="00314129" officeooo:paragraph-rsid="00314129" fo:background-color="transparent"/>
    </style:style>
    <style:style style:name="P45" style:family="paragraph" style:parent-style-name="Standard" style:list-style-name="L2">
      <style:text-properties officeooo:rsid="002368c4" officeooo:paragraph-rsid="002368c4"/>
    </style:style>
    <style:style style:name="P46" style:family="paragraph" style:parent-style-name="Standard" style:list-style-name="L2">
      <style:text-properties officeooo:rsid="00314129" officeooo:paragraph-rsid="00314129"/>
    </style:style>
    <style:style style:name="T1" style:family="text">
      <style:text-properties officeooo:rsid="001dee85"/>
    </style:style>
    <style:style style:name="T2" style:family="text">
      <style:text-properties officeooo:rsid="001f07ed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officeooo:rsid="001f07ed" style:font-size-asian="10.5pt"/>
    </style:style>
    <style:style style:name="T5" style:family="text">
      <style:text-properties style:font-size-asian="10.5pt"/>
    </style:style>
    <style:style style:name="T6" style:family="text">
      <style:text-properties officeooo:rsid="001e5270" style:font-size-asian="10.5pt"/>
    </style:style>
    <style:style style:name="T7" style:family="text">
      <style:text-properties officeooo:rsid="00204d48" style:font-size-asian="10.5pt"/>
    </style:style>
    <style:style style:name="T8" style:family="text">
      <style:text-properties officeooo:rsid="0027ad49" style:font-size-asian="10.5pt"/>
    </style:style>
    <style:style style:name="T9" style:family="text">
      <style:text-properties officeooo:rsid="0028cdfc" style:font-size-asian="10.5pt"/>
    </style:style>
    <style:style style:name="T10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2ecde3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30c65e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2c1dc8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2f853d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2ecde3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31412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22222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22222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22222" fo:font-size="12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22222" fo:font-size="12pt" fo:letter-spacing="normal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22222" style:text-position="0% 100%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fo:font-size="12pt" fo:font-style="normal" style:text-underline-style="none" fo:font-weight="normal" officeooo:rsid="00204d48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position="0% 100%"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fo:font-size="12pt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0% 100%" fo:font-size="12pt" fo:font-style="normal" style:text-underline-style="none" fo:font-weight="normal" officeooo:rsid="00245c33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position="0% 100%" fo:font-size="12pt" fo:font-style="normal" style:text-underline-style="none" fo:font-weight="normal" officeooo:rsid="0024db65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position="0% 100%" fo:font-size="12pt" fo:font-style="normal" style:text-underline-style="none" fo:font-weight="normal" officeooo:rsid="0026dd66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position="0% 100%" fo:font-size="12pt" fo:font-style="normal" style:text-underline-style="none" fo:font-weight="normal" officeooo:rsid="002a10f6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0% 100%"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fo:font-size="12pt" fo:font-style="normal" style:text-underline-style="none" fo:font-weight="normal" officeooo:rsid="002ecde3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fo:font-size="12pt" fo:font-style="normal" style:text-underline-style="none" fo:font-weight="normal" officeooo:rsid="002ecde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officeooo:rsid="0026dd66" style:font-size-asian="10.5pt"/>
    </style:style>
    <style:style style:name="T49" style:family="text">
      <style:text-properties style:text-position="0% 100%" officeooo:rsid="0027ad49" style:font-size-asian="10.5pt"/>
    </style:style>
    <style:style style:name="T50" style:family="text">
      <style:text-properties officeooo:rsid="0026dd66"/>
    </style:style>
    <style:style style:name="T51" style:family="text">
      <style:text-properties officeooo:rsid="0028cdfc"/>
    </style:style>
    <style:style style:name="T52" style:family="text">
      <style:text-properties officeooo:rsid="002dfd27"/>
    </style:style>
    <style:style style:name="T53" style:family="text">
      <style:text-properties officeooo:rsid="002368c4"/>
    </style:style>
    <style:style style:name="T54" style:family="text">
      <style:text-properties officeooo:rsid="002368c4" fo:background-color="#ffffff" loext:char-shading-value="0"/>
    </style:style>
    <style:style style:name="T55" style:family="text">
      <style:text-properties officeooo:rsid="002c1dc8" fo:background-color="#ffffff" loext:char-shading-value="0"/>
    </style:style>
    <style:style style:name="T56" style:family="text">
      <style:text-properties officeooo:rsid="002f853d" fo:background-color="#ffffff" loext:char-shading-value="0"/>
    </style:style>
    <style:style style:name="T57" style:family="text">
      <style:text-properties officeooo:rsid="003141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ntidades:</text:p>
      <text:p text:style-name="P1"><text:tab/></text:p>
      <text:p text:style-name="P1"><text:tab/>Productos = {x/”x es un producto”} <text:s/><text:span text:style-name="T1">regular</text:span></text:p>
      <text:p text:style-name="P1"><text:tab/>PlantasMed = {x/”x es una planta medicinal”} <text:span text:style-name="T1">regular</text:span></text:p>
      <text:p text:style-name="P1"><text:tab/>ProductosDiet = {x/”x es un producto dietético”} <text:span text:style-name="T1">regular</text:span></text:p>
      <text:p text:style-name="P1"><text:tab/>SuplementosMin = {x/”x es un suplemento de minerales”} <text:span text:style-name="T1">regular</text:span></text:p>
      <text:p text:style-name="P1"><text:tab/>Entes = {x/”x es un ente”} <text:span text:style-name="T1">regular</text:span></text:p>
      <text:p text:style-name="P1"><text:tab/>Clientes = {x/”x es un cliente”} <text:span text:style-name="T1">regular</text:span></text:p>
      <text:p text:style-name="P1"><text:tab/>Proveedores = {x/”x es un proveedor”} <text:span text:style-name="T1">regular</text:span></text:p>
      <text:p text:style-name="P2"><text:tab/>Pedidos = {x/”x es un pedid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Remitos = {x/”x es un remit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Ventas = {x/”x es una venta”} <text:span text:style-name="T1">débil en existencia respecto de <text:tab/><text:tab/><text:tab/><text:tab/><text:tab/><text:tab/><text:tab/><text:tab/><text:tab/> <text:s text:c="3"/>Productos y Clientes</text:span></text:p>
      <text:p text:style-name="P1"><text:tab/>RegistroPérdidas = {x/”x es un registro de pérdidas”} <text:span text:style-name="T1">débil en existencia respecto de <text:tab/><text:tab/><text:tab/><text:tab/><text:tab/><text:tab/><text:tab/><text:tab/><text:tab/> <text:s text:c="3"/>Productos</text:span></text:p>
      <text:p text:style-name="P1"><text:tab/></text:p>
      <text:p text:style-name="P16">Atributos:</text:p>
      <text:p text:style-name="P4"/>
      <text:p text:style-name="P4">Productos: </text:p>
      <text:p text:style-name="P4"><text:tab/>ContenidoNeto: Productos → Nco<text:tab/><text:tab/><text:span text:style-name="T50">Ingresado/-/Obligatorio/Univaluado</text:span></text:p>
      <text:p text:style-name="P4"><text:tab/><text:span text:style-name="T51">P_</text:span>Nombre: Productos → AlfaNco<text:span text:style-name="T4">+<text:tab/><text:tab/></text:span><text:span text:style-name="T48">Ingresado/IP/Obligatorio/Univaluado</text:span></text:p>
      <text:p text:style-name="P5"><text:tab/>Descripción: <text:span text:style-name="T2">Productos → </text:span>AlfaNco<text:span text:style-name="T4">+<text:tab/><text:tab/></text:span><text:span text:style-name="T48">Ingresado/-/Obligatorio/Univaluado</text:span></text:p>
      <text:p text:style-name="P4"><text:tab/>Stock: <text:span text:style-name="T2">Productos → Nco<text:tab/><text:tab/><text:tab/>Calculado/-/Obligatorio/Univaluado</text:span></text:p>
      <text:p text:style-name="P5"><text:tab/>Precio: <text:span text:style-name="T2">Productos → Nco<text:tab/><text:tab/><text:tab/>Calculado/-/Obligatorio/Univaluado</text:span></text:p>
      <text:p text:style-name="P5"/>
      <text:p text:style-name="P19">PlantasMed:</text:p>
      <text:p text:style-name="P5"><text:tab/><text:span text:style-name="T2">Tipo: PlantasMed → {S, P, C, TM, AE}<text:tab/>Ingresado/-/Obligatorio/Univaluado</text:span></text:p>
      <text:p text:style-name="P5"><text:tab/><text:span text:style-name="T2">NbreCientífico: PlantasMed → </text:span>AlfaNco<text:span text:style-name="T4">+<text:tab/></text:span><text:span text:style-name="T49">Ingresado/IP/Obligatorio/Univaluado</text:span></text:p>
      <text:p text:style-name="P20"/>
      <text:p text:style-name="P10">Entes: </text:p>
      <text:p text:style-name="P6"><text:span text:style-name="T5"><text:tab/>País: </text:span><text:span text:style-name="T7">Entes → </text:span><text:span text:style-name="T6">Alfa</text:span><text:span text:style-name="T3">+<text:tab/><text:tab/><text:tab/><text:tab/></text:span><text:span text:style-name="T8">Ingresado/-/Opcional/Univaluado</text:span></text:p>
      <text:p text:style-name="P7"><text:span text:style-name="T5"><text:tab/>Provincia: </text:span><text:span text:style-name="T7">Entes → </text:span><text:span text:style-name="T6">Alfa</text:span><text:span text:style-name="T3">+<text:tab/><text:tab/><text:tab/></text:span><text:span text:style-name="T8">Ingresado/-/Opcional/Univaluado</text:span></text:p>
      <text:p text:style-name="P7"><text:span text:style-name="T5"><text:tab/>Localidad: </text:span><text:span text:style-name="T7">Entes → </text:span><text:span text:style-name="T6">Alfa</text:span><text:span text:style-name="T3">+<text:tab/><text:tab/><text:tab/></text:span><text:span text:style-name="T8">Ingresado/-/Opcional/Univaluado</text:span></text:p>
      <text:p text:style-name="P6"><text:span text:style-name="T5"><text:tab/></text:span><text:span text:style-name="T9">E_</text:span><text:span text:style-name="T5">Nombre: </text:span><text:span text:style-name="T7">Entes → </text:span><text:span text:style-name="T6">Alfa</text:span><text:span text:style-name="T3">+<text:tab/><text:tab/><text:tab/></text:span><text:span text:style-name="T8">Ingresado/IP/Obligatorio/Univaluado</text:span></text:p>
      <text:p text:style-name="P6"><text:span text:style-name="T5"><text:tab/>Teléfono: </text:span><text:span text:style-name="T7">Entes→ </text:span><text:span text:style-name="T5">Nco<text:tab/><text:tab/><text:tab/></text:span><text:span text:style-name="T8">Ingresado/-/Obligatorio/Univaluado</text:span></text:p>
      <text:p text:style-name="P6"><text:span text:style-name="T5"><text:tab/>Dirección: </text:span><text:span text:style-name="T7">Entes → </text:span><text:span text:style-name="T6">AlfaNco</text:span><text:span text:style-name="T3">+<text:tab/><text:tab/></text:span><text:span text:style-name="T8">Ingresado/-/Obligatorio/Univaluado</text:span></text:p>
      <text:p text:style-name="P11"/>
      <text:p text:style-name="P11">Clientes:</text:p>
      <text:p text:style-name="P8"><text:span text:style-name="T5"><text:tab/>Género: Clientes→ {M,F}<text:tab/><text:tab/><text:tab/></text:span><text:span text:style-name="T8">Ingresado/IP/Obligatorio/Univaluado</text:span></text:p>
      <text:p text:style-name="P8"><text:span text:style-name="T5"><text:tab/>NroDoc: Clientes → Nco<text:tab/><text:tab/><text:tab/></text:span><text:span text:style-name="T8">Ingresado/IP/Obligatorio/Univaluado</text:span></text:p>
      <text:p text:style-name="P8"><text:span text:style-name="T5"><text:tab/>TipoDoc: Clientes → {DNI,LibCívica}<text:tab/></text:span><text:span text:style-name="T8">Ingresado/IP/Obligatorio/Univaluado</text:span></text:p>
      <text:p text:style-name="P11"/>
      <text:p text:style-name="P11">Proveedores:</text:p>
      <text:p text:style-name="P8"><text:span text:style-name="T5"><text:tab/>CUIL_CUIT: Proveedores → Nco<text:tab/><text:tab/></text:span><text:span text:style-name="T8">Ingresado/IP/Obligatorio/Univaluado</text:span></text:p>
      <text:p text:style-name="P11"/>
      <text:p text:style-name="P11">Pedidos:</text:p>
      <text:p text:style-name="P8"><text:span text:style-name="T5"><text:tab/>NroPedido: Pedidos → Nco<text:tab/><text:tab/><text:tab/></text:span><text:span text:style-name="T8">Calculado/IP/Obligatorio/Univaluado</text:span></text:p>
      <text:p text:style-name="P8"><text:span text:style-name="T5"><text:tab/>FechaPedido: Pedidos → Nco<text:tab/><text:tab/></text:span><text:span text:style-name="T8">Ingresado/IP/Obligatorio/Univaluado</text:span></text:p>
      <text:p text:style-name="P11"/>
      <text:p text:style-name="P11"/>
      <text:p text:style-name="P11"><text:soft-page-break/>Remitos: </text:p>
      <text:p text:style-name="P8"><text:span text:style-name="T5"><text:tab/>NroRemito: Remitos → Nco<text:tab/><text:tab/><text:tab/></text:span><text:span text:style-name="T8">Calculado/IP/Obligatorio/Univaluado</text:span></text:p>
      <text:p text:style-name="P8"><text:span text:style-name="T5"><text:tab/>FechaEntrega: Remitos → Nco<text:tab/><text:tab/></text:span><text:span text:style-name="T8">Ingresado/-/Obligatorio/Univaluado</text:span></text:p>
      <text:p text:style-name="P11"/>
      <text:p text:style-name="P11">Ventas:</text:p>
      <text:p text:style-name="P8"><text:span text:style-name="T5"><text:tab/>FechaVenta: Ventas → Nco<text:tab/><text:tab/><text:tab/></text:span><text:span text:style-name="T8">Ingresado/IP/Obligatorio/Univaluado</text:span></text:p>
      <text:p text:style-name="P8"><text:span text:style-name="T5"><text:tab/>MontoTotal: Ventas → Nco<text:tab/><text:tab/><text:tab/></text:span><text:span text:style-name="T8">Calculado/-/Obligatorio/Univaluado</text:span></text:p>
      <text:p text:style-name="P11"/>
      <text:p text:style-name="P11">RegistroPérdidas:</text:p>
      <text:p text:style-name="P8"><text:span text:style-name="T5"><text:tab/>Fecha: RegistroPérdidas → Nco<text:tab/><text:tab/></text:span><text:span text:style-name="T8">Ingresado/IP/Obligatorio/Univaluado</text:span></text:p>
      <text:p text:style-name="P8"><text:span text:style-name="T5"><text:tab/>PérdidaTotal: RegistroPérdidas → Nco<text:tab/></text:span><text:span text:style-name="T8">Calculado/-/Obligatorio/Univaluado</text:span></text:p>
      <text:p text:style-name="P11"/>
      <text:p text:style-name="P9">Relaciones:</text:p>
      <text:p text:style-name="P12"/>
      <text:list xml:id="list2926886670" text:style-name="L1">
        <text:list-item>
          <text:p text:style-name="P22"><text:span text:style-name="T32">Corresponde = {&lt;x,y&gt;/ x </text:span><text:span text:style-name="T24">∈</text:span><text:span text:style-name="T10"> </text:span><text:span text:style-name="T11">Productos, y </text:span><text:span text:style-name="T29">∈</text:span><text:span text:style-name="T32"> Ventas, “el producto x corresponde a la venta y”}</text:span></text:p>
        </text:list-item>
      </text:list>
      <text:p text:style-name="P21"><text:span text:style-name="T31"><text:tab/>Propiedades: </text:span><text:span text:style-name="T45"><text:s/></text:span><text:span text:style-name="T43">Suryectiva </text:span><text:span text:style-name="T44">e Irrestricta</text:span></text:p>
      <text:p text:style-name="P18"><text:span text:style-name="T31"><text:tab/></text:span><text:span text:style-name="T34">Atributos de la relación: </text:span></text:p>
      <text:list xml:id="list2212627091" text:style-name="L2">
        <text:list-item>
          <text:list>
            <text:list-header>
              <text:p text:style-name="P24"><text:span text:style-name="T39">Porcentaje</text:span><text:span text:style-name="T35">:</text:span><text:span text:style-name="T39"> Corresponde</text:span><text:span text:style-name="T35">→ Nco</text:span><text:span text:style-name="T40"><text:tab/><text:tab/>Ingresado/-/Obligatorio/Univaluado</text:span></text:p>
            </text:list-header>
          </text:list>
        </text:list-item>
      </text:list>
      <text:p text:style-name="P17"><text:span text:style-name="T35"><text:tab/> <text:s text:c="5"/></text:span><text:span text:style-name="T39">Cantidad</text:span><text:span text:style-name="T35">: </text:span><text:span text:style-name="T39">Corresponde</text:span><text:span text:style-name="T35"> → Nco<text:tab/><text:tab/> <text:s text:c="5"/></text:span><text:span text:style-name="T40">Ingresado/-/Obligatorio/Univaluado</text:span></text:p>
      <text:p text:style-name="P17"><text:span text:style-name="T35"><text:tab/> <text:s text:c="5"/></text:span><text:span text:style-name="T39">Precio_Venta: Corresponde → Nco<text:tab/> <text:s text:c="5"/></text:span><text:span text:style-name="T40">Calculado/-/Obligatorio/Univaluado</text:span></text:p>
      <text:p text:style-name="P13"/>
      <text:list xml:id="list170655563086774" text:continue-numbering="true" text:style-name="L2">
        <text:list-item>
          <text:p text:style-name="P28"><text:span text:style-name="T31">Está_en = {&lt;x,y&gt;/ x </text:span><text:span text:style-name="T28">∈</text:span><text:span text:style-name="T31"> Productos, y </text:span><text:span text:style-name="T28">∈</text:span><text:span text:style-name="T31"> Remitos, “el producto x corresponde al remito y”}</text:span></text:p>
          <text:p text:style-name="P29"><text:span text:style-name="T31">Propiedades: </text:span><text:span text:style-name="T45"><text:s/></text:span><text:span text:style-name="T43">Suryectiva </text:span><text:span text:style-name="T44">e Irrestricta</text:span></text:p>
          <text:p text:style-name="P31">Atributos de la relación: </text:p>
          <text:list>
            <text:list-header>
              <text:p text:style-name="P25"><text:span text:style-name="T35">Cantidad</text:span><text:span text:style-name="T38">Entrega</text:span><text:span text:style-name="T35">: </text:span><text:span text:style-name="T38">Está_en</text:span><text:span text:style-name="T35">→ Nco<text:tab/><text:tab/></text:span><text:span text:style-name="T40">Ingresado/-/Obligatorio/Univaluado</text:span></text:p>
              <text:p text:style-name="P25"><text:span text:style-name="T35">Precio</text:span><text:span text:style-name="T38">Compra</text:span><text:span text:style-name="T35">: </text:span><text:span text:style-name="T38">Está_en</text:span><text:span text:style-name="T35"> → Nco<text:tab/><text:tab/></text:span><text:span text:style-name="T40">Ingresado/-/Obligatorio/Univaluado</text:span></text:p>
              <text:p text:style-name="P31"/>
            </text:list-header>
          </text:list>
        </text:list-item>
        <text:list-item>
          <text:p text:style-name="P28"><text:span text:style-name="T31">Isa1 = {&lt;x,y&gt;/ x </text:span><text:span text:style-name="T28">∈</text:span><text:span text:style-name="T31"> PlantasMed, y </text:span><text:span text:style-name="T28">∈</text:span><text:span text:style-name="T31"> Productos, “la planta medicinal x es un producto y”}</text:span></text:p>
          <text:p text:style-name="P46"><text:span text:style-name="T31">Propiedades: Función, inyectiva y Total.</text:span></text:p>
          <text:p text:style-name="P33">Propiedades <text:span text:style-name="T57">respecto de Productos</text:span>: <text:span text:style-name="T52">Exclusiva, Total e Isa</text:span></text:p>
          <text:p text:style-name="P33"/>
        </text:list-item>
        <text:list-item>
          <text:p text:style-name="P43"><text:span text:style-name="T12">I</text:span><text:span text:style-name="T10">sa</text:span><text:span text:style-name="T14">2</text:span><text:span text:style-name="T10"> = </text:span><text:span text:style-name="T11">{&lt;x,y&gt;/ x </text:span><text:span text:style-name="T25">∈</text:span><text:span text:style-name="T11"> </text:span><text:span text:style-name="T10">Clientes</text:span><text:span text:style-name="T11">, y </text:span><text:span text:style-name="T25">∈</text:span><text:span text:style-name="T11"> </text:span><text:span text:style-name="T10">Entes</text:span><text:span text:style-name="T11">, “el </text:span><text:span text:style-name="T10">cliente</text:span><text:span text:style-name="T11"> x es un </text:span><text:span text:style-name="T10">ente</text:span><text:span text:style-name="T11"> y”}</text:span></text:p>
          <text:p text:style-name="P44"><text:span text:style-name="T11">Propiedades: Función, </text:span><text:span text:style-name="T10">I</text:span><text:span text:style-name="T11">nyectiva, </text:span><text:span text:style-name="T10">Suryectiva y</text:span><text:span text:style-name="T11"> Total.</text:span></text:p>
          <text:p text:style-name="P43"><text:span text:style-name="T16">Propiedades </text:span><text:span text:style-name="T19">respecto de Entes</text:span><text:span text:style-name="T16">: </text:span><text:span text:style-name="T18">Solapamiento</text:span><text:span text:style-name="T16">,</text:span><text:span text:style-name="T15"> Total </text:span><text:span text:style-name="T17">e Isa</text:span></text:p>
          <text:p text:style-name="P38"/>
        </text:list-item>
        <text:list-item>
          <text:p text:style-name="P43"><text:span text:style-name="T10">Isa</text:span><text:span text:style-name="T14">3</text:span><text:span text:style-name="T10"> = </text:span><text:span text:style-name="T11">{&lt;x,y&gt;/ x </text:span><text:span text:style-name="T25">∈</text:span><text:span text:style-name="T11"> </text:span><text:span text:style-name="T10">Proveedores</text:span><text:span text:style-name="T11">, y </text:span><text:span text:style-name="T25">∈</text:span><text:span text:style-name="T11"> </text:span><text:span text:style-name="T10">Entes</text:span><text:span text:style-name="T11">, “el </text:span><text:span text:style-name="T10">proveedor</text:span><text:span text:style-name="T11"> x es un </text:span><text:span text:style-name="T10">ente</text:span><text:span text:style-name="T11"> y”}</text:span></text:p>
          <text:p text:style-name="P44"><text:span text:style-name="T11">Propiedades: Función, Inyectiva, Suryectiva y Total.</text:span></text:p>
          <text:p text:style-name="P35"><text:span text:style-name="T53">Propiedades respecto de Entes: Solapamiento</text:span><text:span text:style-name="T54">,</text:span><text:span text:style-name="T55"> Total </text:span><text:span text:style-name="T56">e Isa</text:span></text:p>
          <text:p text:style-name="P34"><text:span text:style-name="T31"/></text:p>
          <text:p text:style-name="P34"/>
        </text:list-item>
        <text:list-item>
          <text:p text:style-name="P45"><text:span text:style-name="T31">Posee = {</text:span><text:span text:style-name="T32">&lt;x,y&gt;/ x </text:span><text:span text:style-name="T28">∈</text:span><text:span text:style-name="T31"> RegistrosPérdidas</text:span><text:span text:style-name="T32">, y </text:span><text:span text:style-name="T29">∈</text:span><text:span text:style-name="T32"> </text:span><text:span text:style-name="T31">Producto</text:span><text:span text:style-name="T32">s, “</text:span><text:span text:style-name="T31">el registro de pérdidas </text:span><text:span text:style-name="T32">x </text:span><text:span text:style-name="T31">corresponde al producto</text:span><text:span text:style-name="T32"> y”}</text:span></text:p>
          <text:p text:style-name="P30"><text:span text:style-name="T31">Propiedades: </text:span><text:span text:style-name="T45">Total </text:span><text:span text:style-name="T47">e Irrestricta</text:span></text:p>
          <text:p text:style-name="P32">Atributos de la relación: </text:p>
          <text:list>
            <text:list-header>
              <text:p text:style-name="P26"><text:span text:style-name="T35">CantidadProducto: Posee→ Nco<text:tab/><text:tab/></text:span><text:span text:style-name="T40">Ingresado/-/Obligatorio/Univaluado</text:span></text:p>
              <text:p text:style-name="P26"><text:span text:style-name="T35">PrecioPérdida: Posee → Nco<text:tab/><text:tab/><text:tab/></text:span><text:span text:style-name="T40">Calculado/-/Obligatorio/Univaluado</text:span></text:p>
              <text:p text:style-name="P32"/>
            </text:list-header>
          </text:list>
        </text:list-item>
        <text:list-item>
          <text:p text:style-name="P45"><text:span text:style-name="T33">P</text:span><text:span text:style-name="T31">ertenece = </text:span><text:span text:style-name="T32">{&lt;x,y&gt;/ x </text:span><text:span text:style-name="T29">∈</text:span><text:span text:style-name="T32"> Productos, y </text:span><text:span text:style-name="T29">∈</text:span><text:span text:style-name="T32"> </text:span><text:span text:style-name="T31">Pedido</text:span><text:span text:style-name="T32">s, “el producto x corresponde al </text:span><text:span text:style-name="T31">pedido</text:span><text:span text:style-name="T32"> y”}</text:span></text:p>
          <text:p text:style-name="P30"><text:span text:style-name="T31">Propiedades: </text:span><text:span text:style-name="T45">Surpelative </text:span><text:span text:style-name="T47">e Irrestricta</text:span></text:p>
          <text:p text:style-name="P32">Atributos de la relación: </text:p>
          <text:list>
            <text:list-header>
              <text:p text:style-name="P26"><text:span text:style-name="T35">CantidadPedido: Pertenece → Nco<text:tab/><text:tab/></text:span><text:span text:style-name="T40">Ingresado/-/Obligatorio/Univaluado</text:span></text:p>
            </text:list-header>
          </text:list>
        </text:list-item>
      </text:list>
      <text:p text:style-name="P14"><text:soft-page-break/></text:p>
      <text:p text:style-name="P14"/>
      <text:list xml:id="list170656198130933" text:continue-numbering="true" text:style-name="L2">
        <text:list-item>
          <text:p text:style-name="P26"><text:span text:style-name="T35">Asociado = </text:span><text:span text:style-name="T36">{&lt;x,y&gt;/ x </text:span><text:span text:style-name="T30">∈</text:span><text:span text:style-name="T36"> P</text:span><text:span text:style-name="T35">edido</text:span><text:span text:style-name="T36">s, y </text:span><text:span text:style-name="T30">∈</text:span><text:span text:style-name="T36"> </text:span><text:span text:style-name="T35">Remito</text:span><text:span text:style-name="T37">s</text:span><text:span text:style-name="T36">, “el p</text:span><text:span text:style-name="T35">edido </text:span><text:span text:style-name="T36">x </text:span><text:span text:style-name="T35">está asociado </text:span><text:span text:style-name="T36">al </text:span><text:span text:style-name="T35">remito</text:span><text:span text:style-name="T36"> y”}</text:span></text:p>
          <text:p text:style-name="P27"><text:span text:style-name="T35">Propiedades: </text:span><text:span text:style-name="T41">Total</text:span></text:p>
          <text:p text:style-name="P36"/>
        </text:list-item>
        <text:list-item>
          <text:p text:style-name="P39"><text:span text:style-name="T5">Recibe = </text:span><text:span text:style-name="T21">{&lt;x,y&gt;/ x </text:span><text:span text:style-name="T27">∈</text:span><text:span text:style-name="T21"> P</text:span><text:span text:style-name="T20">roveedore</text:span><text:span text:style-name="T21">s, y </text:span><text:span text:style-name="T27">∈ </text:span><text:span text:style-name="T26">Pedidos</text:span><text:span text:style-name="T21">, “el </text:span><text:span text:style-name="T20">proveedor</text:span><text:span text:style-name="T22"> </text:span><text:span text:style-name="T21">x </text:span><text:span text:style-name="T20">recibe el pedido</text:span><text:span text:style-name="T21"> y”}</text:span></text:p>
          <text:p text:style-name="P40"><text:span text:style-name="T10">Propiedades: </text:span><text:span text:style-name="T23"><text:s/></text:span><text:span text:style-name="T16">Suryectiva</text:span></text:p>
          <text:p text:style-name="P37"/>
        </text:list-item>
        <text:list-item>
          <text:p text:style-name="P39"><text:span text:style-name="T5">Realiza = </text:span><text:span text:style-name="T21">{&lt;x,y&gt;/ x </text:span><text:span text:style-name="T27">∈</text:span><text:span text:style-name="T21"> P</text:span><text:span text:style-name="T20">roveedore</text:span><text:span text:style-name="T21">s, y </text:span><text:span text:style-name="T27">∈ </text:span><text:span text:style-name="T26">Remitos</text:span><text:span text:style-name="T21">, “el </text:span><text:span text:style-name="T20">proveedor</text:span><text:span text:style-name="T22"> </text:span><text:span text:style-name="T21">x </text:span><text:span text:style-name="T20">realiza el remito</text:span><text:span text:style-name="T21"> y”}</text:span></text:p>
          <text:p text:style-name="P40"><text:span text:style-name="T22">Propiedades: </text:span><text:span text:style-name="T23"><text:s/></text:span><text:span text:style-name="T16">Suryectiva</text:span></text:p>
          <text:p text:style-name="P37"/>
        </text:list-item>
        <text:list-item>
          <text:p text:style-name="P41"><text:span text:style-name="T12">S</text:span><text:span text:style-name="T10">e_corresponde = {&lt;x,y&gt;,</text:span><text:span text:style-name="T11"> x </text:span><text:span text:style-name="T25">∈</text:span><text:span text:style-name="T11"> </text:span><text:span text:style-name="T10">Venta</text:span><text:span text:style-name="T11">s, y </text:span><text:span text:style-name="T25">∈ </text:span><text:span text:style-name="T24">Clientes</text:span><text:span text:style-name="T11">,”</text:span><text:span text:style-name="T10">la venta x se corresponde con el cliente y</text:span><text:span text:style-name="T11">”</text:span><text:span text:style-name="T10">}</text:span></text:p>
          <text:p text:style-name="P23"><text:span text:style-name="T46">Propiedades: </text:span><text:span text:style-name="T16">Suryectiva </text:span><text:span text:style-name="T42">y Total</text:span></text:p>
          <text:p text:style-name="P41"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42:04.643000000</meta:creation-date>
    <dc:date>2018-10-01T17:06:53.862000000</dc:date>
    <meta:editing-duration>PT1H2M24S</meta:editing-duration>
    <meta:editing-cycles>13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97" meta:word-count="593" meta:character-count="4670" meta:non-whitespace-character-count="4032"/>
  </office:meta>
</office:document-meta>
</file>